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roid Sans" svg:font-family="'Droid San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background-color="#d9d9d9" fo:padding="0.0694in" fo:border="1pt solid #ffffff">
        <style:background-image/>
      </style:table-cell-properties>
    </style:style>
    <style:style style:name="Table2" style:family="table">
      <style:table-properties style:width="6.6563in" fo:margin-left="0.075in" table:align="left" style:writing-mode="lr-tb"/>
    </style:style>
    <style:style style:name="Table2.A" style:family="table-column">
      <style:table-column-properties style:column-width="3.3958in"/>
    </style:style>
    <style:style style:name="Table2.B" style:family="table-column">
      <style:table-column-properties style:column-width="3.2604in"/>
    </style:style>
    <style:style style:name="Table2.A1" style:family="table-cell">
      <style:table-cell-properties style:vertical-align="top" fo:background-color="#ffffff" fo:padding-left="0.075in" fo:padding-right="0.075in" fo:padding-top="0in" fo:padding-bottom="0in" fo:border="0.75pt solid #dbe5f1">
        <style:background-image/>
      </style:table-cell-properties>
    </style:style>
    <style:style style:name="P1" style:family="paragraph" style:parent-style-name="Standard">
      <style:paragraph-properties fo:margin-top="0in" fo:margin-bottom="0.139in" fo:line-height="115%" fo:break-before="auto" fo:break-after="auto" style:writing-mode="lr-tb">
        <style:tab-stops>
          <style:tab-stop style:position="0.5in"/>
        </style:tab-stops>
      </style:paragraph-properties>
    </style:style>
    <style:style style:name="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ab-stops>
          <style:tab-stop style:position="0.5in"/>
        </style:tab-stops>
      </style:paragraph-properties>
    </style:style>
    <style:style style:name="P3"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style>
    <style:style style:name="P4" style:family="paragraph" style:parent-style-name="Standard">
      <style:paragraph-properties fo:margin-left="0in" fo:margin-right="0in" fo:margin-top="0in" fo:margin-bottom="0.139in" fo:line-height="115%" fo:text-align="start" style:justify-single-word="false" fo:text-indent="0in" style:auto-text-indent="false" fo:break-before="auto" fo:break-after="auto" style:writing-mode="lr-tb">
        <style:tab-stops>
          <style:tab-stop style:position="0.5in"/>
        </style:tab-stops>
      </style:paragraph-properties>
    </style:style>
    <style:style style:name="P5" style:family="paragraph" style:parent-style-name="Standard" style:master-page-name="Standard">
      <style:paragraph-properties fo:margin-top="0in" fo:margin-bottom="0.139in" fo:line-height="115%" fo:text-align="center" style:justify-single-word="false" style:page-number="auto" fo:break-before="auto" fo:break-after="auto" style:writing-mode="lr-tb">
        <style:tab-stops>
          <style:tab-stop style:position="0.5in"/>
        </style:tab-stops>
      </style:paragraph-properties>
    </style:style>
    <style:style style:name="P6" style:family="paragraph" style:parent-style-name="Standard" style:list-style-name="L1">
      <style:paragraph-properties fo:margin-top="0in" fo:margin-bottom="0.139in" fo:line-height="115%" fo:text-align="start" style:justify-single-word="false" style:writing-mode="lr-tb">
        <style:tab-stops>
          <style:tab-stop style:position="0.5in"/>
        </style:tab-stops>
      </style:paragraph-properties>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1"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2" style:family="paragraph" style:parent-style-name="Standard" style:list-style-name="LS1">
      <style:paragraph-properties fo:margin-left="0in" fo:margin-right="0in" fo:margin-top="0in" fo:margin-bottom="0in" fo:line-height="115%" fo:text-align="start" style:justify-single-word="false" fo:text-indent="0in" style:auto-text-indent="false" style:writing-mode="lr-tb"/>
    </style:style>
    <style:style style:name="P13" style:family="paragraph" style:parent-style-name="Standard" style:list-style-name="LS2">
      <style:paragraph-properties fo:margin-left="0in" fo:margin-right="0in" fo:margin-top="0in" fo:margin-bottom="0in" fo:line-height="115%" fo:text-align="start" style:justify-single-word="false" fo:text-indent="0in" style:auto-text-indent="false" style:writing-mode="lr-tb"/>
    </style:style>
    <style:style style:name="P14"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style:style style:name="P15" style:family="paragraph" style:parent-style-name="Standard" style:list-style-name="L2">
      <style:paragraph-properties fo:margin-top="0in" fo:margin-bottom="0in" fo:line-height="115%" fo:text-align="start" style:justify-single-word="false" style:writing-mode="lr-tb"/>
    </style:style>
    <style:style style:name="P16" style:family="paragraph" style:parent-style-name="Standard" style:list-style-name="L3">
      <style:paragraph-properties fo:margin-top="0in" fo:margin-bottom="0in" fo:line-height="115%" fo:text-align="start" style:justify-single-word="false" style:writing-mode="lr-tb"/>
    </style:style>
    <style:style style:name="P17" style:family="paragraph" style:parent-style-name="Standard" style:list-style-name="L3">
      <style:paragraph-properties fo:margin-top="0in" fo:margin-bottom="0in" fo:line-height="115%" fo:text-align="start" style:justify-single-word="false" style:writing-mode="lr-tb"/>
      <style:text-properties fo:font-style="italic" style:font-style-asian="italic" style:font-style-complex="italic"/>
    </style:style>
    <style:style style:name="P18" style:family="paragraph" style:parent-style-name="Standard" style:list-style-name="L2">
      <style:paragraph-properties fo:margin-top="0in" fo:margin-bottom="0in" fo:line-height="115%" fo:text-align="start" style:justify-single-word="false" style:writing-mode="lr-tb"/>
      <style:text-properties fo:font-style="italic" style:font-style-asian="italic" style:font-style-complex="italic"/>
    </style:style>
    <style:style style:name="T1" style:family="text">
      <style:text-properties fo:color="#00000a" style:font-name="Droid Sans" fo:font-size="14pt" fo:font-weight="bold" style:font-name-asian="Droid Sans" style:font-size-asian="14pt" style:font-weight-asian="bold" style:font-name-complex="Droid Sans" style:font-size-complex="14pt" style:font-weight-complex="bold"/>
    </style:style>
    <style:style style:name="T2" style:family="text">
      <style:text-properties fo:color="#00000a" style:font-name="Droid Sans" style:font-name-asian="Droid Sans" style:font-name-complex="Droid Sans"/>
    </style:style>
    <style:style style:name="T3" style:family="text">
      <style:text-properties fo:color="#00000a" style:font-name="Droid Sans" fo:font-size="11pt" style:font-name-asian="Droid Sans" style:font-size-asian="11pt" style:font-name-complex="Droid Sans" style:font-size-complex="11pt"/>
    </style:style>
    <style:style style:name="T4" style:family="text">
      <style:text-properties fo:color="#00000a" style:font-name="Calibri" style:font-name-asian="Calibri" style:font-name-complex="Calibri"/>
    </style:style>
    <style:style style:name="T5" style:family="text">
      <style:text-properties fo:color="#00000a" style:text-line-through-style="none" style:font-name="Droid Sans" fo:font-size="11pt" fo:font-style="normal" style:text-underline-style="none" fo:font-weight="bold" style:font-name-asian="Droid Sans" style:font-size-asian="11pt" style:font-style-asian="normal" style:font-weight-asian="bold" style:font-name-complex="Droid Sans" style:font-size-complex="11pt" style:font-style-complex="normal" style:font-weight-complex="bold"/>
    </style:style>
    <style:style style:name="T6" style:family="text">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T7" style:family="text">
      <style:text-properties fo:color="#00000a" style:text-line-through-style="none" style:font-name="Droid Sans" fo:font-size="11pt"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T8" style:family="text">
      <style:text-properties fo:color="#00000a" style:text-line-through-style="none" style:font-name="Droid Sans" fo:font-size="11pt" style:text-underline-style="none" fo:font-weight="normal" style:font-name-asian="Droid Sans" style:font-size-asian="11pt" style:font-weight-asian="normal" style:font-name-complex="Droid Sans" style:font-size-complex="11pt" style:font-weight-complex="normal"/>
    </style:style>
    <style:style style:name="T9" style:family="text">
      <style:text-properties fo:color="#00000a" style:text-line-through-style="none" style:font-name="Droid Sans" fo:font-size="11pt" style:text-underline-style="none" fo:font-weight="normal" fo:background-color="#ffff00" style:font-name-asian="Droid Sans" style:font-size-asian="11pt" style:font-weight-asian="normal" style:font-name-complex="Droid Sans" style:font-size-complex="11pt" style:font-weight-complex="normal"/>
    </style:style>
    <style:style style:name="T10" style:family="text">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iario de Doble Entrada #2</text:span></text:p>
      <text:p text:style-name="P1"><text:span text:style-name="T2">Ética</text:span><text:span text:style-name="T3"> </text:span><text:span text:style-name="T3">y</text:span><text:span text:style-name="T3"> </text:span><text:span text:style-name="T3">Profesionalismo</text:span><text:span text:style-name="T4">, </text:span><text:span text:style-name="T3">Leo</text:span><text:span text:style-name="T3"> </text:span><text:span text:style-name="T3">Picado</text:span><text:span text:style-name="T3"> </text:span><text:span text:style-name="T3">Ortega</text:span></text:p>
      <table:table table:name="Table1" table:style-name="Table1">
        <table:table-column table:style-name="Table1.A"/>
        <table:table-row>
          <table:table-cell table:style-name="Table1.A1" office:value-type="string">
            <text:p text:style-name="P2"><text:span text:style-name="T5">Using the New ACM CODE OF ETHICS IN Decision Making<text:line-break/></text:span><text:span text:style-name="T6">- Ronald E. Anderson, Deborah G. Johnson, Donald Gotterbarn y Judith Perrolle</text:span></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3"><text:span text:style-name="T10">Resumen</text:span><text:span text:style-name="T10">:</text:span></text:p>
            <text:list xml:id="list12174605111" text:style-name="LS1">
              <text:list-item>
                <text:p text:style-name="P7"><text:span text:style-name="T6">En la introduccion del texto, los autores hablan del cambio en el paradigma que pasa de buscar el cumplimiento estricto del codigo, hacia una explicacion clara del mismo.</text:span></text:p>
              </text:list-item>
              <text:list-item>
                <text:p text:style-name="P7"><text:span text:style-name="T6">Se describen nueve casos donde se pone en evidencia la trasgresion o posible trasgresion a los lineamientos del codigo, los temas abordados son:</text:span></text:p>
              </text:list-item>
            </text:list>
            <text:list xml:id="list996932703" text:style-name="L3">
              <text:list-item>
                <text:p text:style-name="P16"><text:span text:style-name="T6">Propiedad Intelectual</text:span></text:p>
              </text:list-item>
              <text:list-item>
                <text:p text:style-name="P16"><text:span text:style-name="T6">Privacidad</text:span></text:p>
              </text:list-item>
              <text:list-item>
                <text:p text:style-name="P16"><text:span text:style-name="T6">Confidencialidad</text:span></text:p>
              </text:list-item>
              <text:list-item>
                <text:p text:style-name="P16"><text:span text:style-name="T6">Calidad en el trabajo</text:span></text:p>
              </text:list-item>
              <text:list-item>
                <text:p text:style-name="P16"><text:span text:style-name="T6">Justicia y discriminacion</text:span></text:p>
              </text:list-item>
              <text:list-item>
                <text:p text:style-name="P17"><text:span text:style-name="T8">Liability for Unreliability</text:span></text:p>
              </text:list-item>
              <text:list-item>
                <text:p text:style-name="P16"><text:span text:style-name="T6">Riesgos del Software</text:span></text:p>
              </text:list-item>
              <text:list-item>
                <text:p text:style-name="P16"><text:span text:style-name="T6">Conflictos de Interes</text:span></text:p>
              </text:list-item>
              <text:list-item>
                <text:p text:style-name="P16"><text:span text:style-name="T6">Acceso no autorizado</text:span></text:p>
              </text:list-item>
            </text:list>
            <text:list xml:id="list106940736" text:continue-list="list12174605111" text:style-name="LS1">
              <text:list-item>
                <text:p text:style-name="P12"><text:span text:style-name="T6">Se habla detalladamente de cada uno de los veinticuatro principios que rigen el Codigo de Etica y Conducta Profesional, que se dividen en:</text:span></text:p>
              </text:list-item>
            </text:list>
            <text:list xml:id="list663537828" text:style-name="L2">
              <text:list-item>
                <text:p text:style-name="P15"><text:span text:style-name="T6">Normas Morales: habla de reglas que en general deberian aplicarse en todos los aspectos de nuestra vida diaria, contribuir a la sociedad, evitar el danyo a terceros, ser honesto, justo y honrar el trabajo de los demas, son reglas basicas en la interaccion humana</text:span></text:p>
              </text:list-item>
              <text:list-item>
                <text:p text:style-name="P15"><text:span text:style-name="T6">Responsabilidades en el Trabajo: <text:s/>corresponde a la adherencia a los principios anteriores en el trabajo, cumplir con contratos y acuerdos, </text:span><text:soft-page-break/><text:span text:style-name="T6">esforzarse para alcanzar la maxima calidad posible, entre otros</text:span></text:p>
              </text:list-item>
              <text:list-item>
                <text:p text:style-name="P18"><text:span text:style-name="T9">Organizational Leadership Imperatives:</text:span><text:span text:style-name="T8"> </text:span><text:span text:style-name="T6">las empresas, como miembros de la sociedad, tambien deben de apegarse al codigo de etica y asegurarse que sus miembros esten informados sobre el mismo.</text:span></text:p>
              </text:list-item>
              <text:list-item>
                <text:p text:style-name="P15"><text:span text:style-name="T6">Cumplimiento del codigo: habla promover y cumplir con los principios del codigo y considerar faltas al mismo como razones suficientes para terminar la membresia con la ACM.</text:span></text:p>
              </text:list-item>
            </text:list>
          </table:table-cell>
          <table:table-cell table:style-name="Table2.A1" office:value-type="string">
            <text:p text:style-name="P4"><text:span text:style-name="T10">Opiniones</text:span><text:span text:style-name="T10"> </text:span><text:span text:style-name="T10">y</text:span><text:span text:style-name="T10"> </text:span><text:span text:style-name="T10">Reacciones</text:span><text:span text:style-name="T10">:</text:span></text:p>
            <text:list xml:id="list648773936" text:style-name="LS2">
              <text:list-item>
                <text:p text:style-name="P8"><text:span text:style-name="T6">Los autores dejan clara la realidad de nuestra sociedad, es infantil pretender que un ente va a estar encima de todos los profesionales asegurandose que cumplan a cabalidad un Codigo, al final, cada quien cumple lo que su juicio le dicta, por lo que la educacion es un mejor camino que el castigo.</text:span></text:p>
              </text:list-item>
              <text:list-item>
                <text:p text:style-name="P8"><text:span text:style-name="T6">Interesantes los casos que se presentan, en algunos las trasgresiones son facil de identificar en otros no tanto, muy interesante el numero tres, donde Max sin querer rompe el codigo en las clausulas de privacidad y confidencialidad. El caso numero cuatro se ve violentado casi a diario con todos los sistemas gubernamentales en nuestro pais, una lastima.</text:span></text:p>
              </text:list-item>
              <text:list-item>
                <text:p text:style-name="P13"><text:span text:style-name="T6">La primera seccion es la base de todo el codigo, es una lastima ver como dia a dia en todas las empresas se quebrantan tan basicos principios tan solo por </text:span><text:span text:style-name="T7">salir a las cinco en punto. </text:span><text:span text:style-name="T6">La segunda seccion es la parte donde mas frecuentemente aflora la creativdad de la gente mediocre, buscar el hueco en la ley o el contrato con tal de no hacer bien las cosas es pan de cada dia. La tercera seccion es dificil de ver en accion, rara vez las empresas costarricenses hacen esfuerzos por destacarse por su </text:span><text:soft-page-break/><text:span text:style-name="T6">buena conducta y seguimiento de la ley, especialmente cuando se trata de licensias de software. Es un poco feo decirlo pero en los ultimos seis anyos, donde he tenido un roce diario con profesionales estadounidenses, nunca he conocido a nadie que sea miembro del ACM o que se interese por serlo.</text:span></text:p>
              </text:list-item>
            </text:list>
          </table:table-cell>
        </table:table-row>
        <table:table-row>
          <table:table-cell table:style-name="Table2.A1" office:value-type="string">
            <text:p text:style-name="P3"><text:span text:style-name="T10">Citas</text:span><text:span text:style-name="T10"> </text:span><text:span text:style-name="T10">Textuales</text:span><text:span text:style-name="T10">:</text:span></text:p>
            <text:list xml:id="list448849094" text:style-name="LS3">
              <text:list-item>
                <text:p text:style-name="P9"><text:span text:style-name="T7">“...</text:span><text:span text:style-name="T7">El</text:span><text:span text:style-name="T7"> </text:span><text:span text:style-name="T7">pensamiento</text:span><text:span text:style-name="T7"> </text:span><text:span text:style-name="T7">crítico</text:span><text:span text:style-name="T7"> </text:span><text:span text:style-name="T7">es</text:span><text:span text:style-name="T7"> </text:span><text:span text:style-name="T7">ese</text:span><text:span text:style-name="T7"> </text:span><text:span text:style-name="T7">modo</text:span><text:span text:style-name="T7"> </text:span><text:span text:style-name="T7">de</text:span><text:span text:style-name="T7"> </text:span><text:span text:style-name="T7">pensar</text:span><text:span text:style-name="T7"> ... </text:span><text:span text:style-name="T7">en</text:span><text:span text:style-name="T7"> </text:span><text:span text:style-name="T7">el</text:span><text:span text:style-name="T7"> </text:span><text:span text:style-name="T7">cual</text:span><text:span text:style-name="T7"> </text:span><text:span text:style-name="T7">el</text:span><text:span text:style-name="T7"> </text:span><text:span text:style-name="T7">pensante</text:span><text:span text:style-name="T7"> </text:span><text:span text:style-name="T7">mejora</text:span><text:span text:style-name="T7"> </text:span><text:span text:style-name="T7">la</text:span><text:span text:style-name="T7"> </text:span><text:span text:style-name="T7">calidad</text:span><text:span text:style-name="T7"> </text:span><text:span text:style-name="T7">de</text:span><text:span text:style-name="T7"> </text:span><text:span text:style-name="T7">su</text:span><text:span text:style-name="T7"> </text:span><text:span text:style-name="T7">pensamiento</text:span><text:span text:style-name="T7"> </text:span><text:span text:style-name="T7">al</text:span><text:span text:style-name="T7"> </text:span><text:span text:style-name="T7">apoderarse</text:span><text:span text:style-name="T7"> </text:span><text:span text:style-name="T7">de</text:span><text:span text:style-name="T7"> </text:span><text:span text:style-name="T7">las</text:span><text:span text:style-name="T7"> </text:span><text:span text:style-name="T7">estructuras</text:span><text:span text:style-name="T7"> </text:span><text:span text:style-name="T7">inherentes</text:span><text:span text:style-name="T7"> </text:span><text:span text:style-name="T7">del</text:span><text:span text:style-name="T7"> </text:span><text:span text:style-name="T7">acto</text:span><text:span text:style-name="T7"> </text:span><text:span text:style-name="T7">de</text:span><text:span text:style-name="T7"> </text:span><text:span text:style-name="T7">pensar</text:span><text:span text:style-name="T7"> </text:span><text:span text:style-name="T7">y</text:span><text:span text:style-name="T7"> </text:span><text:span text:style-name="T7">al</text:span><text:span text:style-name="T7"> </text:span><text:span text:style-name="T7">someterlas</text:span><text:span text:style-name="T7"> </text:span><text:span text:style-name="T7">a</text:span><text:span text:style-name="T7"> </text:span><text:span text:style-name="T7">estándares</text:span><text:span text:style-name="T7"> </text:span><text:span text:style-name="T7">intelectuales</text:span><text:span text:style-name="T7">...</text:span><text:span text:style-name="T7">”</text:span></text:p>
              </text:list-item>
              <text:list-item>
                <text:p text:style-name="P9"><text:span text:style-name="T7">“</text:span></text:p>
              </text:list-item>
            </text:list>
          </table:table-cell>
          <table:table-cell table:style-name="Table2.A1" office:value-type="string">
            <text:p text:style-name="P4"><text:span text:style-name="T10">Opiniones</text:span><text:span text:style-name="T10"> </text:span><text:span text:style-name="T10">y</text:span><text:span text:style-name="T10"> </text:span><text:span text:style-name="T10">Reacciones</text:span><text:span text:style-name="T10">:</text:span></text:p>
            <text:list xml:id="list1640881941" text:style-name="LS4">
              <text:list-item>
                <text:p text:style-name="P10"><text:span text:style-name="T6">Palabras</text:span><text:span text:style-name="T6"> </text:span><text:span text:style-name="T6">más</text:span><text:span text:style-name="T6">, </text:span><text:span text:style-name="T6">palabras</text:span><text:span text:style-name="T6"> </text:span><text:span text:style-name="T6">menos</text:span><text:span text:style-name="T6">, </text:span><text:span text:style-name="T6">hay</text:span><text:span text:style-name="T6"> </text:span><text:span text:style-name="T6">que</text:span><text:span text:style-name="T6"> </text:span><text:span text:style-name="T6">pensar</text:span><text:span text:style-name="T6"> </text:span><text:span text:style-name="T6">antes</text:span><text:span text:style-name="T6"> </text:span><text:span text:style-name="T6">de</text:span><text:span text:style-name="T6"> </text:span><text:span text:style-name="T6">hablar</text:span><text:span text:style-name="T6">.</text:span></text:p>
              </text:list-item>
              <text:list-item>
                <text:p text:style-name="P10"><text:span text:style-name="T6"/></text:p>
              </text:list-item>
            </text:list>
          </table:table-cell>
        </table:table-row>
        <table:table-row>
          <table:table-cell table:style-name="Table2.A1" office:value-type="string">
            <text:p text:style-name="P14">Preguntas:</text:p>
            <text:list xml:id="list12174605112" text:style-name="L1">
              <text:list-item>
                <text:p text:style-name="P6">Sin dudar por un momento el valor de la guia ¿porque este tipo de lecturas no se dan a nivel colegial?¿Quien se beneficiaria?¿Quien se vería afectado? </text:p>
              </text:list-item>
              <text:list-item>
                <text:p text:style-name="P6"/>
              </text:list-item>
            </text:list>
          </table:table-cell>
          <table:table-cell table:style-name="Table2.A1" office:value-type="string">
            <text:p text:style-name="P4"><text:span text:style-name="T10">Opiniones</text:span><text:span text:style-name="T10"> </text:span><text:span text:style-name="T10">y</text:span><text:span text:style-name="T10"> </text:span><text:span text:style-name="T10">Reacciones</text:span><text:span text:style-name="T10">:</text:span></text:p>
            <text:list xml:id="list1941022119" text:style-name="LS6">
              <text:list-item>
                <text:p text:style-name="P11"><text:span text:style-name="T6">Lastimosamente</text:span><text:span text:style-name="T6"> </text:span><text:span text:style-name="T6">la</text:span><text:span text:style-name="T6"> </text:span><text:span text:style-name="T6">realidad</text:span><text:span text:style-name="T6"> </text:span><text:span text:style-name="T6">de</text:span><text:span text:style-name="T6"> </text:span><text:span text:style-name="T6">los</text:span><text:span text:style-name="T6"> </text:span><text:span text:style-name="T6">gobiernos</text:span><text:span text:style-name="T6">, </text:span><text:span text:style-name="T6">no</text:span><text:span text:style-name="T6"> </text:span><text:span text:style-name="T6">tan</text:span><text:span text:style-name="T6"> </text:span><text:span text:style-name="T6">solo</text:span><text:span text:style-name="T6"> </text:span><text:span text:style-name="T6">a</text:span><text:span text:style-name="T6"> </text:span><text:span text:style-name="T6">nivel</text:span><text:span text:style-name="T6"> </text:span><text:span text:style-name="T6">latinoamericano</text:span><text:span text:style-name="T6"> </text:span><text:span text:style-name="T6">sino</text:span><text:span text:style-name="T6"> </text:span><text:span text:style-name="T6">que</text:span><text:span text:style-name="T6"> </text:span><text:span text:style-name="T6">a</text:span><text:span text:style-name="T6"> </text:span><text:span text:style-name="T6">nivel</text:span><text:span text:style-name="T6"> </text:span><text:span text:style-name="T6">mundial</text:span><text:span text:style-name="T6"> </text:span><text:span text:style-name="T6">funcionan</text:span><text:span text:style-name="T6"> </text:span><text:span text:style-name="T6">en</text:span><text:span text:style-name="T6"> </text:span><text:span text:style-name="T6">base</text:span><text:span text:style-name="T6"> </text:span><text:span text:style-name="T6">a</text:span><text:span text:style-name="T6"> </text:span><text:span text:style-name="T6">engaños</text:span><text:span text:style-name="T6"> </text:span><text:span text:style-name="T6">y</text:span><text:span text:style-name="T6"> </text:span><text:span text:style-name="T6">mentiras</text:span><text:span text:style-name="T6">, </text:span><text:span text:style-name="T6">el</text:span><text:span text:style-name="T6"> </text:span><text:span text:style-name="T6">promover</text:span><text:span text:style-name="T6"> </text:span><text:span text:style-name="T6">pensamiento</text:span><text:span text:style-name="T6"> </text:span><text:span text:style-name="T6">crítico</text:span><text:span text:style-name="T6"> </text:span><text:span text:style-name="T6">iría</text:span><text:span text:style-name="T6"> </text:span><text:span text:style-name="T6">directamente</text:span><text:span text:style-name="T6"> </text:span><text:span text:style-name="T6">en</text:span><text:span text:style-name="T6"> </text:span><text:span text:style-name="T6">contra</text:span><text:span text:style-name="T6"> </text:span><text:span text:style-name="T6">de</text:span><text:span text:style-name="T6"> </text:span><text:span text:style-name="T6">sus</text:span><text:span text:style-name="T6"> </text:span><text:span text:style-name="T6">intereses</text:span><text:span text:style-name="T6">, </text:span><text:span text:style-name="T6">aunque</text:span><text:span text:style-name="T6"> </text:span><text:span text:style-name="T6">los</text:span><text:span text:style-name="T6"> </text:span><text:span text:style-name="T6">beneficiados</text:span><text:span text:style-name="T6"> </text:span><text:span text:style-name="T6">a</text:span><text:span text:style-name="T6"> </text:span><text:span text:style-name="T6">la</text:span><text:span text:style-name="T6"> </text:span><text:span text:style-name="T6">larga</text:span><text:span text:style-name="T6"> </text:span><text:span text:style-name="T6">sería</text:span><text:span text:style-name="T6"> </text:span><text:span text:style-name="T6">el</text:span><text:span text:style-name="T6"> </text:span><text:span text:style-name="T6">pueblo</text:span><text:span text:style-name="T6">, </text:span><text:span text:style-name="T6">los</text:span><text:span text:style-name="T6"> </text:span><text:span text:style-name="T6">afectados</text:span><text:span text:style-name="T6"> </text:span><text:span text:style-name="T6">sería</text:span><text:span text:style-name="T6"> </text:span><text:span text:style-name="T6">la</text:span><text:span text:style-name="T6"> </text:span><text:span text:style-name="T6">clase</text:span><text:span text:style-name="T6"> </text:span><text:span text:style-name="T6">más</text:span><text:span text:style-name="T6"> </text:span><text:span text:style-name="T6">poderosa</text:span><text:span text:style-name="T6">.</text:span></text:p>
              </text:list-item>
              <text:list-item>
                <text:p text:style-name="P11"><text:span text:style-name="T6"/></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Droid Sans" svg:font-family="'Droid San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min-label-width="1in" fo:text-align="end"/>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min-label-width="1.75in" fo:text-align="end"/>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min-label-width="1in" fo:text-align="end"/>
      </text:list-level-style-number>
      <text:list-level-style-number text:level="4" text:style-name="List2Level3" style:num-suffix="." style:num-format="1">
        <style:list-level-properties text:space-before="1.75in"/>
      </text:list-level-style-number>
      <text:list-level-style-number text:level="5" text:style-name="List2Level4" style:num-suffix="." style:num-format="1">
        <style:list-level-properties text:space-before="2.25in"/>
      </text:list-level-style-number>
      <text:list-level-style-number text:level="6" text:style-name="List2Level5" style:num-suffix="." style:num-format="1">
        <style:list-level-properties text:min-label-width="1.75in" fo:text-align="end"/>
      </text:list-level-style-number>
      <text:list-level-style-number text:level="7" text:style-name="List2Level6" style:num-suffix="." style:num-format="1">
        <style:list-level-properties text:space-before="3.25in"/>
      </text:list-level-style-number>
      <text:list-level-style-number text:level="8" text:style-name="List2Level7" style:num-suffix="." style:num-format="1">
        <style:list-level-properties text:space-before="3.75in"/>
      </text:list-level-style-number>
      <text:list-level-style-number text:level="9" text:style-name="List2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1">
        <style:list-level-properties text:space-before="0.75in"/>
      </text:list-level-style-number>
      <text:list-level-style-number text:level="3" text:style-name="List3Level2" style:num-suffix="." style:num-format="1">
        <style:list-level-properties text:min-label-width="1in" fo:text-align="end"/>
      </text:list-level-style-number>
      <text:list-level-style-number text:level="4" text:style-name="List3Level3" style:num-suffix="." style:num-format="1">
        <style:list-level-properties text:space-before="1.75in"/>
      </text:list-level-style-number>
      <text:list-level-style-number text:level="5" text:style-name="List3Level4" style:num-suffix="." style:num-format="1">
        <style:list-level-properties text:space-before="2.25in"/>
      </text:list-level-style-number>
      <text:list-level-style-number text:level="6" text:style-name="List3Level5" style:num-suffix="." style:num-format="1">
        <style:list-level-properties text:min-label-width="1.75in" fo:text-align="end"/>
      </text:list-level-style-number>
      <text:list-level-style-number text:level="7" text:style-name="List3Level6" style:num-suffix="." style:num-format="1">
        <style:list-level-properties text:space-before="3.25in"/>
      </text:list-level-style-number>
      <text:list-level-style-number text:level="8" text:style-name="List3Level7" style:num-suffix="." style:num-format="1">
        <style:list-level-properties text:space-before="3.75in"/>
      </text:list-level-style-number>
      <text:list-level-style-number text:level="9" text:style-name="List3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1">
        <style:list-level-properties text:space-before="0.75in"/>
      </text:list-level-style-number>
      <text:list-level-style-number text:level="3" text:style-name="List4Level2" style:num-suffix="." style:num-format="1">
        <style:list-level-properties text:min-label-width="1in" fo:text-align="end"/>
      </text:list-level-style-number>
      <text:list-level-style-number text:level="4" text:style-name="List4Level3" style:num-suffix="." style:num-format="1">
        <style:list-level-properties text:space-before="1.75in"/>
      </text:list-level-style-number>
      <text:list-level-style-number text:level="5" text:style-name="List4Level4" style:num-suffix="." style:num-format="1">
        <style:list-level-properties text:space-before="2.25in"/>
      </text:list-level-style-number>
      <text:list-level-style-number text:level="6" text:style-name="List4Level5" style:num-suffix="." style:num-format="1">
        <style:list-level-properties text:min-label-width="1.75in" fo:text-align="end"/>
      </text:list-level-style-number>
      <text:list-level-style-number text:level="7" text:style-name="List4Level6" style:num-suffix="." style:num-format="1">
        <style:list-level-properties text:space-before="3.25in"/>
      </text:list-level-style-number>
      <text:list-level-style-number text:level="8" text:style-name="List4Level7" style:num-suffix="." style:num-format="1">
        <style:list-level-properties text:space-before="3.75in"/>
      </text:list-level-style-number>
      <text:list-level-style-number text:level="9" text:style-name="List4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1">
        <style:list-level-properties text:space-before="0.75in"/>
      </text:list-level-style-number>
      <text:list-level-style-number text:level="3" text:style-name="List5Level2" style:num-suffix="." style:num-format="1">
        <style:list-level-properties text:min-label-width="1in" fo:text-align="end"/>
      </text:list-level-style-number>
      <text:list-level-style-number text:level="4" text:style-name="List5Level3" style:num-suffix="." style:num-format="1">
        <style:list-level-properties text:space-before="1.75in"/>
      </text:list-level-style-number>
      <text:list-level-style-number text:level="5" text:style-name="List5Level4" style:num-suffix="." style:num-format="1">
        <style:list-level-properties text:space-before="2.25in"/>
      </text:list-level-style-number>
      <text:list-level-style-number text:level="6" text:style-name="List5Level5" style:num-suffix="." style:num-format="1">
        <style:list-level-properties text:min-label-width="1.75in" fo:text-align="end"/>
      </text:list-level-style-number>
      <text:list-level-style-number text:level="7" text:style-name="List5Level6" style:num-suffix="." style:num-format="1">
        <style:list-level-properties text:space-before="3.25in"/>
      </text:list-level-style-number>
      <text:list-level-style-number text:level="8" text:style-name="List5Level7" style:num-suffix="." style:num-format="1">
        <style:list-level-properties text:space-before="3.75in"/>
      </text:list-level-style-number>
      <text:list-level-style-number text:level="9" text:style-name="List5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1">
        <style:list-level-properties text:space-before="0.75in"/>
      </text:list-level-style-number>
      <text:list-level-style-number text:level="3" text:style-name="List6Level2" style:num-suffix="." style:num-format="1">
        <style:list-level-properties text:min-label-width="1in" fo:text-align="end"/>
      </text:list-level-style-number>
      <text:list-level-style-number text:level="4" text:style-name="List6Level3" style:num-suffix="." style:num-format="1">
        <style:list-level-properties text:space-before="1.75in"/>
      </text:list-level-style-number>
      <text:list-level-style-number text:level="5" text:style-name="List6Level4" style:num-suffix="." style:num-format="1">
        <style:list-level-properties text:space-before="2.25in"/>
      </text:list-level-style-number>
      <text:list-level-style-number text:level="6" text:style-name="List6Level5" style:num-suffix="." style:num-format="1">
        <style:list-level-properties text:min-label-width="1.75in" fo:text-align="end"/>
      </text:list-level-style-number>
      <text:list-level-style-number text:level="7" text:style-name="List6Level6" style:num-suffix="." style:num-format="1">
        <style:list-level-properties text:space-before="3.25in"/>
      </text:list-level-style-number>
      <text:list-level-style-number text:level="8" text:style-name="List6Level7" style:num-suffix="." style:num-format="1">
        <style:list-level-properties text:space-before="3.75in"/>
      </text:list-level-style-number>
      <text:list-level-style-number text:level="9" text:style-name="List6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Leo Picado</dc:creator>
    <meta:editing-cycles>31</meta:editing-cycles>
    <dc:date>2013-03-28T19:19:59</dc:date>
    <meta:editing-duration>PT50M39S</meta:editing-duration>
    <meta:document-statistic meta:table-count="2" meta:image-count="0" meta:object-count="0" meta:page-count="2" meta:paragraph-count="33" meta:word-count="674" meta:character-count="3993" meta:non-whitespace-character-count="3374"/>
  </office:meta>
</office:document-meta>
</file>